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307in"/>
    </style:style>
    <style:style style:name="co2" style:family="table-column">
      <style:table-column-properties fo:break-before="auto" style:column-width="7.4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language="en" fo:country="US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0000" style:text-line-through-style="solid" style:text-line-through-type="double" fo:font-style="italic" style:font-style-asian="italic" style:font-style-complex="italic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>
            <text:p>Content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office:value-type="string">
            <text:p>Normal</text:p>
          </table:table-cell>
          <table:table-cell office:value-type="string">
            <text:p>This is simple string, not rich-text.</text:p>
          </table:table-cell>
        </table:table-row>
        <table:table-row table:style-name="ro1">
          <table:table-cell table:style-name="ce2" office:value-type="string">
            <text:p>All bold</text:p>
          </table:table-cell>
          <table:table-cell office:value-type="string">
            <text:p>All bold content is simple string with the bold property applied to the cell, not to the text.</text:p>
          </table:table-cell>
        </table:table-row>
        <table:table-row table:style-name="ro3">
          <table:table-cell office:value-type="string">
            <text:p>one</text:p>
            <text:p>two</text:p>
            <text:p>three</text:p>
          </table:table-cell>
          <table:table-cell office:value-type="string">
            <text:p>Multi-line content is stored as rich-text.</text:p>
          </table:table-cell>
        </table:table-row>
        <table:table-row table:style-name="ro4">
          <table:table-cell office:value-type="string">
            <text:p>Sheet name is <text:sheet-name>Test</text:sheet-name>.</text:p>
          </table:table-cell>
          <table:table-cell office:value-type="string">
            <text:p>Sheet name field item.</text:p>
          </table:table-cell>
        </table:table-row>
        <table:table-row table:style-name="ro4">
          <table:table-cell office:value-type="string">
            <text:p>URL: <text:a xlink:href="http://libreoffice.org/" xlink:type="simple">http://libreoffice.org</text:a></text:p>
          </table:table-cell>
          <table:table-cell office:value-type="string">
            <text:p>URL field item.</text:p>
          </table:table-cell>
        </table:table-row>
        <table:table-row table:style-name="ro4">
          <table:table-cell office:value-type="string">
            <text:p>Date: <text:date style:data-style-name="N2" text:date-value="2013-07-23">23.07.2013</text:date></text:p>
          </table:table-cell>
          <table:table-cell office:value-type="string">
            <text:p>Date field item.</text:p>
          </table:table-cell>
        </table:table-row>
        <table:table-row table:style-name="ro4">
          <table:table-cell office:value-type="string">
            <text:p>Title: <text:title>Test Document</text:title></text:p>
          </table:table-cell>
          <table:table-cell office:value-type="string">
            <text:p>Document title field item (taken from the Title property of the document).</text:p>
          </table:table-cell>
        </table:table-row>
        <table:table-row table:style-name="ro4">
          <table:table-cell office:value-type="string">
            <text:p>Sentence with <text:span text:style-name="T1">bold</text:span> and <text:span text:style-name="T2">italic</text:span>.</text:p>
          </table:table-cell>
          <table:table-cell/>
        </table:table-row>
        <table:table-row table:style-name="ro3">
          <table:table-cell office:value-type="string">
            <text:p><text:span text:style-name="T1">bold</text:span></text:p>
            <text:p><text:span text:style-name="T2">italic</text:span></text:p>
            <text:p><text:span text:style-name="T3">underlined</text:span></text:p>
          </table:table-cell>
          <table:table-cell office:value-type="string">
            <text:p>Multi-line content with each line having different format property.</text:p>
          </table:table-cell>
        </table:table-row>
        <table:table-row table:style-name="ro5">
          <table:table-cell office:value-type="string">
            <text:p>URL with formats: <text:span text:style-name="T4"><text:a xlink:href="http://www.google.com/" xlink:type="simple">http://www.google.com</text:a></text:span> followed by text.</text:p>
          </table:table-cell>
          <table:table-cell office:value-type="string">
            <text:p>URL field with formats applied. The URL has double underline.</text:p>
          </table:table-cell>
        </table:table-row>
        <table:table-row table:style-name="ro4">
          <table:table-cell office:value-type="string">
            <text:p>Sheet name <text:span text:style-name="T5"><text:sheet-name>Test</text:sheet-name></text:span> with bold, italic, and color red applied.</text:p>
          </table:table-cell>
          <table:table-cell office:value-type="string">
            <text:p>Sheet name field with formats.</text:p>
          </table:table-cell>
        </table:table-row>
        <table:table-row table:style-name="ro5">
          <table:table-cell office:value-type="string">
            <text:p>Date <text:span text:style-name="T6"><text:date style:data-style-name="N2" text:date-value="2013-07-23">23.07.2013</text:date></text:span> in big bold!</text:p>
          </table:table-cell>
          <table:table-cell office:value-type="string">
            <text:p>Date field with formats.</text:p>
          </table:table-cell>
        </table:table-row>
        <table:table-row table:style-name="ro4">
          <table:table-cell office:value-type="string">
            <text:p>Title <text:span text:style-name="T7"><text:title>Test Document</text:title></text:span> <text:s/>in red italics with double strike-through.</text:p>
          </table:table-cell>
          <table:table-cell office:value-type="string">
            <text:p>Title field with formats.</text:p>
          </table:table-cell>
        </table:table-row>
        <table:table-row table:style-name="ro4">
          <table:table-cell office:value-type="string">
            <text:p>Click <text:a xlink:href="../universal-content.ods" xlink:type="simple">this</text:a> one open another document.</text:p>
          </table:table-cell>
          <table:table-cell office:value-type="string">
            <text:p>URL to another document in the same directory on file system. It should be converted to an absolute URL on import.</text:p>
          </table:table-cell>
        </table:table-row>
        <table:table-row table:style-name="ro1">
          <table:table-cell office:value-type="string">
            <text:p>one <text:s text:c="4"/>two</text:p>
          </table:table-cell>
          <table:table-cell office:value-type="string">
            <text:p>5 embedded spaces, of which 4 are written as &lt;text:s text:c='4' /&gt;</text:p>
          </table:table-cell>
        </table:table-row>
        <table:table-row table:style-name="ro1">
          <table:table-cell table:style-name="ce3" office:value-type="string">
            <text:p><text:s/>=3+4</text:p>
          </table:table-cell>
          <table:table-cell office:value-type="string">
            <text:p>leading space written as &lt;text:s /&gt;</text:p>
          </table:table-cell>
        </table:table-row>
        <table:table-row table:style-name="ro4">
          <table:table-cell office:value-type="string">
            <text:p>on<text:span text:style-name="T1">e <text:s text:c="4"/>t</text:span>wo</text:p>
          </table:table-cell>
          <table:table-cell office:value-type="string">
            <text:p>5 embedded spaces, of which 4 are written as &lt;text:s text:c='4' /&gt;, with bold attribute from 'e' to 't', thus within &lt;text:span&gt;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.00.0000</text:date>, <text:time style:data-style-name="N2" text:time-value="0000-00-00T22:05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1-07T13:27:01</meta:creation-date>
    <dc:date>2013-07-23T22:12:56</dc:date>
    <meta:editing-duration>PT2H29M10S</meta:editing-duration>
    <meta:editing-cycles>38</meta:editing-cycles>
    <meta:generator>LibreOffice/4.0.4.2$Linux_X86_64 LibreOffice_project/01d064366279ced9dcb45851c9f09496eeea260</meta:generator>
    <dc:title>Test Document</dc:title>
    <dc:creator>Eike Rathke</dc:creator>
    <meta:document-statistic meta:table-count="1" meta:cell-count="35" meta:object-count="0"/>
  </office:meta>
</office:document-meta>
</file>